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73cm" fo:min-width="6.03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standard">
      <style:graphic-properties draw:fill-color="#99ffcc" draw:textarea-horizontal-align="justify" draw:textarea-vertical-align="middle" draw:auto-grow-height="false" fo:min-height="1.126cm" fo:min-width="5.955cm"/>
    </style:style>
    <style:style style:name="gr4" style:family="graphic" style:parent-style-name="standard">
      <style:graphic-properties draw:fill-color="#99cccc" draw:textarea-horizontal-align="justify" draw:textarea-vertical-align="middle" draw:auto-grow-height="false" fo:min-height="1.126cm" fo:min-width="5.955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fill-color="#ccff99" draw:textarea-horizontal-align="justify" draw:textarea-vertical-align="middle" draw:auto-grow-height="false" fo:min-height="1.126cm" fo:min-width="5.9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28cm"/>
    </style:style>
    <style:style style:name="gr9" style:family="graphic" style:parent-style-name="objectwithoutfill">
      <style:graphic-properties draw:stroke="dash" draw:stroke-dash="Ultrafine_20_Dashed"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 draw:fill-color="#ffffff"/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loext:graphic-properties draw:fill-color="#99ffcc"/>
      <style:paragraph-properties fo:text-align="center"/>
      <style:text-properties fo:font-size="18pt"/>
    </style:style>
    <style:style style:name="P5" style:family="paragraph">
      <loext:graphic-properties draw:fill-color="#99cccc"/>
      <style:paragraph-properties fo:text-align="center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ccff99"/>
      <style:paragraph-properties fo:text-align="center"/>
      <style:text-properties fo:font-size="18pt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8" draw:id="id8" draw:layer="layout" svg:width="6.858cm" svg:height="3.302cm" svg:x="20.812cm" svg:y="6.612cm">
          <text:p text:style-name="P1">Gazebo Simulta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274cm" svg:height="2.384cm" svg:x="4.164cm" svg:y="10.07cm">
          <draw:text-box>
            <text:p text:style-name="P1">Socket Comm</text:p>
            <text:p text:style-name="P1">Port 19950</text:p>
          </draw:text-box>
        </draw:frame>
        <draw:custom-shape draw:style-name="gr1" draw:text-style-name="P1" xml:id="id5" draw:id="id5" draw:layer="layout" svg:width="6.858cm" svg:height="3.302cm" svg:x="0.354cm" svg:y="6.104cm">
          <text:p text:style-name="P3">Crazyflie Firmware</text:p>
          <text:p text:style-name="P3">Proc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6.603cm" svg:height="1.524cm" svg:x="10.786cm" svg:y="5.007cm">
          <text:p text:style-name="P1">Imu gazebo 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6.603cm" svg:height="1.524cm" svg:x="10.786cm" svg:y="6.808cm">
          <text:p text:style-name="P1">Baro gazebo 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6.603cm" svg:height="1.524cm" svg:x="10.787cm" svg:y="8.609cm">
          <text:p text:style-name="P1">lps gazebo 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6.603cm" svg:height="1.524cm" svg:x="10.769cm" svg:y="16.921cm">
          <text:p text:style-name="P1">Lidar gazebo 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6.858cm" svg:height="3.302cm" svg:x="0.354cm" svg:y="12.962cm">
          <text:p text:style-name="P1">CfHandler 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7.212cm" svg:y1="14.613cm" svg:x2="10.786cm" svg:y2="5.769cm" draw:start-shape="id1" draw:start-glue-point="1" draw:end-shape="id2" draw:end-glue-point="3" svg:d="M7212 14613h1787v-8844h1787" svg:viewBox="0 0 3575 8845">
          <text:p/>
        </draw:connector>
        <draw:connector draw:style-name="gr5" draw:text-style-name="P6" draw:layer="layout" svg:x1="7.212cm" svg:y1="14.613cm" svg:x2="10.786cm" svg:y2="7.57cm" draw:start-shape="id1" draw:start-glue-point="1" draw:end-shape="id3" draw:end-glue-point="3" svg:d="M7212 14613h1787v-7043h1787" svg:viewBox="0 0 3575 7044">
          <text:p/>
        </draw:connector>
        <draw:connector draw:style-name="gr5" draw:text-style-name="P6" draw:layer="layout" svg:x1="7.212cm" svg:y1="14.613cm" svg:x2="10.787cm" svg:y2="9.371cm" draw:start-shape="id1" draw:start-glue-point="1" draw:end-shape="id4" svg:d="M7212 14613h1788v-5242h1787" svg:viewBox="0 0 3576 5243">
          <text:p/>
        </draw:connector>
        <draw:connector draw:style-name="gr5" draw:text-style-name="P6" draw:layer="layout" svg:x1="3.783cm" svg:y1="9.406cm" svg:x2="3.783cm" svg:y2="12.962cm" draw:start-shape="id5" draw:end-shape="id1" draw:end-glue-point="0" svg:d="M3783 9406v3556" svg:viewBox="0 0 1 3557">
          <text:p/>
        </draw:connector>
        <draw:custom-shape draw:style-name="gr6" draw:text-style-name="P7" xml:id="id6" draw:id="id6" draw:layer="layout" svg:width="6.603cm" svg:height="1.524cm" svg:x="10.786cm" svg:y="2.808cm">
          <text:p text:style-name="P1">World gazebo 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10.786cm" svg:y1="3.57cm" svg:x2="7.212cm" svg:y2="14.613cm" draw:start-shape="id6" draw:start-glue-point="3" draw:end-shape="id1" draw:end-glue-point="1" svg:d="M10786 3570h-1787v11043h-1787" svg:viewBox="0 0 3575 11044">
          <text:p/>
        </draw:connector>
        <draw:frame draw:style-name="gr7" draw:text-style-name="P2" draw:layer="layout" svg:width="8.49cm" svg:height="1.724cm" svg:x="1.87cm" svg:y="1.794cm">
          <draw:text-box>
            <text:p text:style-name="P1"><text:span text:style-name="T1">Gazebo</text:span> topics pub\sub</text:p>
            <text:p text:style-name="P1">(sensor measurements)</text:p>
          </draw:text-box>
        </draw:frame>
        <draw:frame draw:style-name="gr8" draw:text-style-name="P2" draw:layer="layout" svg:width="4.318cm" svg:height="1.673cm" svg:x="4.164cm" svg:y="17.788cm">
          <draw:text-box>
            <text:p text:style-name="P1"><text:span text:style-name="T1">ROS</text:span> topics pub\sub</text:p>
          </draw:text-box>
        </draw:frame>
        <draw:connector draw:style-name="gr9" draw:text-style-name="P6" draw:layer="layout" svg:x1="10.769cm" svg:y1="17.683cm" svg:x2="7.212cm" svg:y2="14.613cm" draw:start-shape="id7" draw:start-glue-point="3" draw:end-shape="id1" draw:end-glue-point="1" svg:d="M10769 17683h-1778v-3070h-1779" svg:viewBox="0 0 3558 3071">
          <text:p/>
        </draw:connector>
        <draw:line draw:style-name="gr10" draw:text-style-name="P6" draw:layer="layout" svg:x1="10.787cm" svg:y1="14.315cm" svg:x2="17.389cm" svg:y2="14.315cm">
          <text:p/>
        </draw:line>
        <draw:line draw:style-name="gr10" draw:text-style-name="P6" draw:layer="layout" svg:x1="10.787cm" svg:y1="14.915cm" svg:x2="17.389cm" svg:y2="14.915cm">
          <text:p/>
        </draw:line>
        <draw:connector draw:style-name="gr5" draw:text-style-name="P8" draw:layer="layout" svg:x1="20.812cm" svg:y1="8.263cm" svg:x2="17.389cm" svg:y2="3.57cm" draw:start-shape="id8" draw:start-glue-point="3" draw:end-shape="id6" draw:end-glue-point="1" svg:d="M20812 8263h-1711v-4693h-1712" svg:viewBox="0 0 3424 4694">
          <text:p/>
        </draw:connector>
        <draw:connector draw:style-name="gr5" draw:text-style-name="P8" draw:layer="layout" svg:x1="20.812cm" svg:y1="8.263cm" svg:x2="17.389cm" svg:y2="5.769cm" draw:start-shape="id8" draw:start-glue-point="3" draw:end-shape="id2" draw:end-glue-point="1" svg:d="M20812 8263h-1711v-2494h-1712" svg:viewBox="0 0 3424 2495">
          <text:p/>
        </draw:connector>
        <draw:connector draw:style-name="gr5" draw:text-style-name="P8" draw:layer="layout" svg:x1="20.812cm" svg:y1="8.263cm" svg:x2="17.389cm" svg:y2="7.57cm" draw:start-shape="id8" draw:start-glue-point="3" draw:end-shape="id3" svg:d="M20812 8263h-1711v-693h-1712" svg:viewBox="0 0 3424 694">
          <text:p/>
        </draw:connector>
        <draw:connector draw:style-name="gr5" draw:text-style-name="P8" draw:layer="layout" svg:x1="20.812cm" svg:y1="8.263cm" svg:x2="17.39cm" svg:y2="9.371cm" draw:start-shape="id8" draw:start-glue-point="3" draw:end-shape="id4" svg:d="M20812 8263h-1711v1108h-1711" svg:viewBox="0 0 3423 1109">
          <text:p/>
        </draw:connector>
        <draw:connector draw:style-name="gr5" draw:text-style-name="P8" draw:layer="layout" svg:x1="20.812cm" svg:y1="8.263cm" svg:x2="17.372cm" svg:y2="17.683cm" draw:start-shape="id8" draw:start-glue-point="3" draw:end-shape="id7" draw:end-glue-point="1" svg:d="M20812 8263h-1720v9420h-1720" svg:viewBox="0 0 3441 9421">
          <text:p/>
        </draw:connector>
        <draw:frame draw:style-name="gr11" draw:text-style-name="P2" draw:layer="layout" svg:width="7.798cm" svg:height="3.095cm" svg:x="18.642cm" svg:y="3.056cm">
          <draw:text-box>
            <text:p text:style-name="P1"><text:span text:style-name="T1">Gazebo</text:span> topics pub\sub</text:p>
            <text:p text:style-name="P1">(physics, world)</text:p>
            <text:p text:style-name="P1"/>
          </draw:text-box>
        </draw:frame>
        <draw:frame draw:style-name="gr11" draw:text-style-name="P2" draw:layer="layout" svg:width="7.544cm" svg:height="3.095cm" svg:x="18.718cm" svg:y="11.137cm">
          <draw:text-box>
            <text:p text:style-name="P1"><text:span text:style-name="T1">Gazebo</text:span> topics pub\sub</text:p>
            <text:p text:style-name="P1">(physics, world)</text:p>
            <text:p text:style-name="P1"/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52cm" svg:stroke-color="#000000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3cm" svg:x="1cm" svg:y="3.622cm"/>
      <draw:page-thumbnail draw:layer="backgroundobjects" svg:width="8.999cm" svg:height="5.3cm" svg:x="1cm" svg:y="12.198cm"/>
      <draw:page-thumbnail draw:layer="backgroundobjects" svg:width="8.999cm" svg:height="5.3cm" svg:x="1cm" svg:y="20.774cm"/>
      <draw:page-thumbnail draw:layer="backgroundobjects" svg:width="8.999cm" svg:height="5.3cm" svg:x="11cm" svg:y="3.622cm"/>
      <draw:page-thumbnail draw:layer="backgroundobjects" svg:width="8.999cm" svg:height="5.3cm" svg:x="11cm" svg:y="12.198cm"/>
      <draw:page-thumbnail draw:layer="backgroundobjects" svg:width="8.999cm" svg:height="5.3cm" svg:x="11cm" svg:y="20.774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2T09:54:11.289761993</meta:creation-date>
    <dc:date>2020-02-12T11:00:14.414812076</dc:date>
    <meta:editing-duration>PT14M55S</meta:editing-duration>
    <meta:editing-cycles>3</meta:editing-cycles>
    <meta:generator>LibreOffice/5.1.6.2$Linux_X86_64 LibreOffice_project/10m0$Build-2</meta:generator>
    <meta:document-statistic meta:object-count="49"/>
  </office:meta>
</office:document-meta>
</file>